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right="1.199cm" fo:line-height="150%" fo:text-align="center" style:justify-single-word="false"/>
      <style:text-properties fo:font-size="14pt" fo:font-weight="bold" officeooo:rsid="000a3219" officeooo:paragraph-rsid="000a3219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right="1.199cm" fo:line-height="150%" fo:text-align="start" style:justify-single-word="false"/>
      <style:text-properties fo:font-size="12pt" fo:font-weight="normal" officeooo:rsid="000a3219" officeooo:paragraph-rsid="000a3219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right="1.199cm" fo:line-height="150%" fo:text-align="start" style:justify-single-word="false"/>
      <style:text-properties officeooo:paragraph-rsid="000a3219"/>
    </style:style>
    <style:style style:name="P4" style:family="paragraph" style:parent-style-name="Standard" style:list-style-name="L1">
      <style:paragraph-properties fo:margin-right="1.199cm" fo:line-height="150%" fo:text-align="start" style:justify-single-word="false"/>
      <style:text-properties fo:font-size="12pt" fo:font-weight="normal" officeooo:rsid="000a3219" officeooo:paragraph-rsid="000a3219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right="1.199cm" fo:line-height="150%" fo:text-align="start" style:justify-single-word="false"/>
      <style:text-properties fo:font-size="12pt" fo:font-weight="normal" officeooo:rsid="000c3072" officeooo:paragraph-rsid="000c3072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right="1.199cm" fo:line-height="150%" fo:text-align="start" style:justify-single-word="false"/>
      <style:text-properties fo:font-size="12pt" fo:font-weight="normal" officeooo:rsid="000d5b10" officeooo:paragraph-rsid="000d5b10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0dd35a" officeooo:paragraph-rsid="000dd35a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129058" officeooo:paragraph-rsid="00129058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1416d7" officeooo:paragraph-rsid="001416d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right="1.199cm" fo:line-height="150%" fo:text-align="start" style:justify-single-word="false"/>
      <style:text-properties fo:font-size="12pt" fo:font-weight="bold" officeooo:rsid="000dd35a" officeooo:paragraph-rsid="000dd35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right="1.199cm" fo:line-height="150%" fo:text-align="start" style:justify-single-word="false"/>
      <style:text-properties fo:font-size="12pt" fo:font-weight="bold" officeooo:rsid="000a3219" officeooo:paragraph-rsid="000a3219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margin-right="1.199cm" fo:line-height="150%" fo:text-align="start" style:justify-single-word="false"/>
      <style:text-properties officeooo:rsid="000a3219" officeooo:paragraph-rsid="000a3219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officeooo:rsid="000fbeb4" officeooo:paragraph-rsid="000fbeb4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a3219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d5b10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dd35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fbeb4" style:font-size-asian="10.5pt" style:font-weight-asian="normal" style:font-size-complex="12pt" style:font-weight-complex="normal"/>
    </style:style>
    <style:style style:name="T6" style:family="text">
      <style:text-properties officeooo:rsid="0014ab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Emprego</text:p>
      <text:p text:style-name="P2">Criar uma lista de livros lidos com o nome do livro, nome do autor, editora, edição, data de início da leitura e data de término.</text:p>
      <text:p text:style-name="P11">Requisitos do sistema</text:p>
      <text:list text:style-name="L3">
        <text:list-item>
          <text:p text:style-name="P9">Criar um sistema responsivo <text:span text:style-name="T6">(mobile first)</text:span>.</text:p>
        </text:list-item>
      </text:list>
      <text:list text:style-name="L1">
        <text:list-item>
          <text:p text:style-name="P4">O sistema de início irá salvar os dados no localhost, primeiro, o sistema será desenvolvido. apenas com as tecnologias HTML5, CSS3 e Javascript.</text:p>
        </text:list-item>
        <text:list-item>
          <text:p text:style-name="P3"><text:span text:style-name="T2">O sistema deve inserir um novo livro, editar e excluir </text:span><text:span text:style-name="T5">(CRUD)</text:span><text:span text:style-name="T2"> .</text:span></text:p>
        </text:list-item>
        <text:list-item>
          <text:p text:style-name="P4">Filtrar os livros por nome e data.</text:p>
        </text:list-item>
        <text:list-item>
          <text:p text:style-name="P4">Realizar um cálculo de média de leitura, ou seja, quanto tempo o usuário está levando para ler todos os livros registrados no sistema.</text:p>
        </text:list-item>
        <text:list-item>
          <text:p text:style-name="P4">Integrar OpenAI no sistema e inserir dados via whatsapp.</text:p>
        </text:list-item>
        <text:list-item>
          <text:p text:style-name="P12"><text:span text:style-name="T1">Criar um sistema com boas práticas de acessibilidade web </text:span><text:span text:style-name="T3">(usar ferramentas de teste de usabilidade)</text:span><text:span text:style-name="T1">.</text:span></text:p>
        </text:list-item>
        <text:list-item>
          <text:p text:style-name="P4">Criar um sistema de login, a senha deve deve ser criptografada ao salvar no banco de dados.</text:p>
        </text:list-item>
        <text:list-item>
          <text:p text:style-name="P4">Realizar o deploy do sistema.</text:p>
        </text:list-item>
        <text:list-item>
          <text:p text:style-name="P5">Usar o banco de dados MongoDB (NoSQL).</text:p>
        </text:list-item>
        <text:list-item>
          <text:p text:style-name="P6">Criar testes unitários.</text:p>
        </text:list-item>
      </text:list>
      <text:p text:style-name="P10">Passo a passo</text:p>
      <text:list text:style-name="L2">
        <text:list-item>
          <text:p text:style-name="P7">Criar a web application apenas com as tecnologias bas (html5, css3 e javascript) e do desenvolvimento web e salvar os dados no localhost.</text:p>
        </text:list-item>
        <text:list-item>
          <text:p text:style-name="P13"><text:span text:style-name="T4">F</text:span><text:span text:style-name="T1">iltrar dados por nome e data.</text:span></text:p>
        </text:list-item>
        <text:list-item>
          <text:p text:style-name="P8">Realizar o cálculo de média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21:29:39.816669718</meta:creation-date>
    <dc:date>2026-01-27T21:52:04.398966177</dc:date>
    <meta:editing-duration>PT13M50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208" meta:character-count="1145" meta:non-whitespace-character-count="969"/>
  </office:meta>
</office:document-meta>
</file>